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rsid="001aa3fc" officeooo:paragraph-rsid="0022745d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rsid="001aa3fc" officeooo:paragraph-rsid="00249a31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1aa3fc" officeooo:paragraph-rsid="0025aac1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1aa3fc" officeooo:paragraph-rsid="0026f1fa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rsid="001aa3fc" officeooo:paragraph-rsid="0028e711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1aa3fc" officeooo:paragraph-rsid="002a7b42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1aa3fc" officeooo:paragraph-rsid="002b9dc5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1aa3fc" officeooo:paragraph-rsid="002c4780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1aa3fc" officeooo:paragraph-rsid="002d1c9b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1aa3fc" officeooo:paragraph-rsid="002d1d09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1aa3fc" officeooo:paragraph-rsid="0063ca5b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1aa3fc" officeooo:paragraph-rsid="00670e6b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aa3fc" officeooo:paragraph-rsid="006a7ec8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1aa3fc" officeooo:paragraph-rsid="006ec83d" style:font-name-asian="WenQuanYi Micro Hei" style:font-size-asian="12pt" style:font-size-complex="12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1096b" style:font-size-asian="10pt" style:font-size-complex="10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1aa3fc" officeooo:paragraph-rsid="0051096b" style:font-name-asian="WenQuanYi Micro Hei" style:font-size-asian="10pt" style:font-size-complex="10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9pt" style:font-size-asian="9pt" style:font-size-complex="9pt"/>
    </style:style>
    <style:style style:name="T1" style:family="text">
      <style:text-properties officeooo:rsid="001c70f3"/>
    </style:style>
    <style:style style:name="T2" style:family="text">
      <style:text-properties officeooo:rsid="001cd2a1"/>
    </style:style>
    <style:style style:name="T3" style:family="text">
      <style:text-properties officeooo:rsid="001ec833"/>
    </style:style>
    <style:style style:name="T4" style:family="text">
      <style:text-properties officeooo:rsid="0020a8fc"/>
    </style:style>
    <style:style style:name="T5" style:family="text">
      <style:text-properties officeooo:rsid="0022745d"/>
    </style:style>
    <style:style style:name="T6" style:family="text">
      <style:text-properties officeooo:rsid="002429f1"/>
    </style:style>
    <style:style style:name="T7" style:family="text">
      <style:text-properties officeooo:rsid="00249a31"/>
    </style:style>
    <style:style style:name="T8" style:family="text">
      <style:text-properties officeooo:rsid="002587c8"/>
    </style:style>
    <style:style style:name="T9" style:family="text">
      <style:text-properties officeooo:rsid="0025aac1"/>
    </style:style>
    <style:style style:name="T10" style:family="text">
      <style:text-properties officeooo:rsid="0026f1fa"/>
    </style:style>
    <style:style style:name="T11" style:family="text">
      <style:text-properties officeooo:rsid="0028e711"/>
    </style:style>
    <style:style style:name="T12" style:family="text">
      <style:text-properties officeooo:rsid="002a7b42"/>
    </style:style>
    <style:style style:name="T13" style:family="text">
      <style:text-properties officeooo:rsid="002b9dc5"/>
    </style:style>
    <style:style style:name="T14" style:family="text">
      <style:text-properties officeooo:rsid="002c4780"/>
    </style:style>
    <style:style style:name="T15" style:family="text">
      <style:text-properties officeooo:rsid="002d1c9b"/>
    </style:style>
    <style:style style:name="T16" style:family="text">
      <style:text-properties officeooo:rsid="002d1d09"/>
    </style:style>
    <style:style style:name="T17" style:family="text">
      <style:text-properties officeooo:rsid="002e20ab"/>
    </style:style>
    <style:style style:name="T18" style:family="text">
      <style:text-properties officeooo:rsid="0030c7ed"/>
    </style:style>
    <style:style style:name="T19" style:family="text">
      <style:text-properties fo:color="#c0c0c0"/>
    </style:style>
    <style:style style:name="T20" style:family="text">
      <style:text-properties fo:color="#c0c0c0" officeooo:rsid="00751c11"/>
    </style:style>
    <style:style style:name="T21" style:family="text">
      <style:text-properties fo:color="#800080"/>
    </style:style>
    <style:style style:name="T22" style:family="text">
      <style:text-properties fo:color="#800080" officeooo:rsid="00751c11"/>
    </style:style>
    <style:style style:name="T23" style:family="text">
      <style:text-properties fo:color="#000000"/>
    </style:style>
    <style:style style:name="T24" style:family="text">
      <style:text-properties fo:color="#000000" fo:font-style="italic"/>
    </style:style>
    <style:style style:name="T25" style:family="text">
      <style:text-properties fo:color="#000000" officeooo:rsid="00751c11"/>
    </style:style>
    <style:style style:name="T26" style:family="text">
      <style:text-properties fo:color="#008000"/>
    </style:style>
    <style:style style:name="T27" style:family="text">
      <style:text-properties officeooo:rsid="00342e19"/>
    </style:style>
    <style:style style:name="T28" style:family="text">
      <style:text-properties fo:color="#000080" fo:font-style="italic"/>
    </style:style>
    <style:style style:name="T29" style:family="text">
      <style:text-properties officeooo:rsid="0035b787"/>
    </style:style>
    <style:style style:name="T30" style:family="text">
      <style:text-properties officeooo:rsid="003988cd"/>
    </style:style>
    <style:style style:name="T31" style:family="text">
      <style:text-properties officeooo:rsid="003b50de"/>
    </style:style>
    <style:style style:name="T32" style:family="text">
      <style:text-properties officeooo:rsid="003c8280"/>
    </style:style>
    <style:style style:name="T33" style:family="text">
      <style:text-properties officeooo:rsid="003d8721"/>
    </style:style>
    <style:style style:name="T34" style:family="text">
      <style:text-properties officeooo:rsid="003e5585"/>
    </style:style>
    <style:style style:name="T35" style:family="text">
      <style:text-properties officeooo:rsid="003fdadf"/>
    </style:style>
    <style:style style:name="T36" style:family="text">
      <style:text-properties officeooo:rsid="00413139"/>
    </style:style>
    <style:style style:name="T37" style:family="text">
      <style:text-properties officeooo:rsid="0043c703"/>
    </style:style>
    <style:style style:name="T38" style:family="text">
      <style:text-properties officeooo:rsid="00460e97"/>
    </style:style>
    <style:style style:name="T39" style:family="text">
      <style:text-properties officeooo:rsid="004777d2"/>
    </style:style>
    <style:style style:name="T40" style:family="text">
      <style:text-properties officeooo:rsid="0048dd29"/>
    </style:style>
    <style:style style:name="T41" style:family="text">
      <style:text-properties officeooo:rsid="004bf121"/>
    </style:style>
    <style:style style:name="T42" style:family="text">
      <style:text-properties officeooo:rsid="004e27f1"/>
    </style:style>
    <style:style style:name="T43" style:family="text">
      <style:text-properties officeooo:rsid="004f834e"/>
    </style:style>
    <style:style style:name="T44" style:family="text">
      <style:text-properties officeooo:rsid="0051de9f"/>
    </style:style>
    <style:style style:name="T45" style:family="text">
      <style:text-properties officeooo:rsid="00520dfa"/>
    </style:style>
    <style:style style:name="T46" style:family="text">
      <style:text-properties officeooo:rsid="0056dc9b"/>
    </style:style>
    <style:style style:name="T47" style:family="text">
      <style:text-properties officeooo:rsid="00574e38"/>
    </style:style>
    <style:style style:name="T48" style:family="text">
      <style:text-properties officeooo:rsid="00583711"/>
    </style:style>
    <style:style style:name="T49" style:family="text">
      <style:text-properties officeooo:rsid="0059a234"/>
    </style:style>
    <style:style style:name="T50" style:family="text">
      <style:text-properties officeooo:rsid="005d920b"/>
    </style:style>
    <style:style style:name="T51" style:family="text">
      <style:text-properties officeooo:rsid="005f6dd2"/>
    </style:style>
    <style:style style:name="T52" style:family="text">
      <style:text-properties officeooo:rsid="00616abc"/>
    </style:style>
    <style:style style:name="T53" style:family="text">
      <style:text-properties officeooo:rsid="00622bfe"/>
    </style:style>
    <style:style style:name="T54" style:family="text">
      <style:text-properties officeooo:rsid="0063ca5b"/>
    </style:style>
    <style:style style:name="T55" style:family="text">
      <style:text-properties officeooo:rsid="00670e6b"/>
    </style:style>
    <style:style style:name="T56" style:family="text">
      <style:text-properties officeooo:rsid="00688a0d"/>
    </style:style>
    <style:style style:name="T57" style:family="text">
      <style:text-properties officeooo:rsid="006a7ec8"/>
    </style:style>
    <style:style style:name="T58" style:family="text">
      <style:text-properties officeooo:rsid="006c568b"/>
    </style:style>
    <style:style style:name="T59" style:family="text">
      <style:text-properties officeooo:rsid="006db0c2"/>
    </style:style>
    <style:style style:name="T60" style:family="text">
      <style:text-properties officeooo:rsid="006ec83d"/>
    </style:style>
    <style:style style:name="T61" style:family="text">
      <style:text-properties officeooo:rsid="006f98af"/>
    </style:style>
    <style:style style:name="T62" style:family="text">
      <style:text-properties officeooo:rsid="006fc681"/>
    </style:style>
    <style:style style:name="T63" style:family="text">
      <style:text-properties officeooo:rsid="0071947c"/>
    </style:style>
    <style:style style:name="T64" style:family="text">
      <style:text-properties officeooo:rsid="00724ab5"/>
    </style:style>
    <style:style style:name="T65" style:family="text">
      <style:text-properties officeooo:rsid="007318cb"/>
    </style:style>
    <style:style style:name="T66" style:family="text">
      <style:text-properties officeooo:rsid="00739186"/>
    </style:style>
    <style:style style:name="T67" style:family="text">
      <style:text-properties officeooo:rsid="00751c11"/>
    </style:style>
    <style:style style:name="T68" style:family="text">
      <style:text-properties officeooo:rsid="007cacaa"/>
    </style:style>
    <style:style style:name="T69" style:family="text">
      <style:text-properties fo:color="#800000"/>
    </style:style>
    <style:style style:name="T70" style:family="text">
      <style:text-properties officeooo:rsid="007e5411"/>
    </style:style>
    <style:style style:name="T71" style:family="text">
      <style:text-properties officeooo:rsid="007f8d9e"/>
    </style:style>
    <style:style style:name="T72" style:family="text">
      <style:text-properties officeooo:rsid="00815a52"/>
    </style:style>
    <style:style style:name="T73" style:family="text">
      <style:text-properties officeooo:rsid="0083024e"/>
    </style:style>
    <style:style style:name="T74" style:family="text">
      <style:text-properties officeooo:rsid="00843281"/>
    </style:style>
    <style:style style:name="T75" style:family="text">
      <style:text-properties officeooo:rsid="0085f21f"/>
    </style:style>
    <style:style style:name="T76" style:family="text">
      <style:text-properties officeooo:rsid="0085fd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Q<text:span text:style-name="T1">ml</text:span><text:span text:style-name="T2">模块提供了一些C++ API，</text:span><text:span text:style-name="T3">可使用</text:span><text:span text:style-name="T2">“</text:span><text:span text:style-name="T3">#</text:span><text:span text:style-name="T2">include </text:span><text:span text:style-name="T3">&lt;QtQml&gt;</text:span><text:span text:style-name="T2">”声明</text:span><text:span text:style-name="T3">，或者</text:span><text:span text:style-name="T2">“</text:span><text:span text:style-name="T3">#</text:span><text:span text:style-name="T2">include </text:span><text:span text:style-name="T3">&lt;QtQml/xxx&gt;</text:span><text:span text:style-name="T2">”单独声明</text:span><text:span text:style-name="T5">，</text:span><text:span text:style-name="T3">pro文件中添加</text:span><text:span text:style-name="T4">“QT += qml”</text:span><text:span text:style-name="T6">。</text:span></text:p>
      <text:p text:style-name="P1"><text:span text:style-name="T6"/></text:p>
      <text:p text:style-name="P2"><text:span text:style-name="T7">QJSEngine</text:span><text:span text:style-name="T17">：提供了JavaScript代码求值环境</text:span><text:span text:style-name="T18">。</text:span></text:p>
      <text:p text:style-name="P15"><text:s text:c="4"/>QJSEngine myEngine;</text:p>
      <text:p text:style-name="P15"><text:s text:c="4"/>QJSValue three = myEngine.evaluate("1 + 2");</text:p>
      <text:p text:style-name="P15"><text:s text:c="4"/>qDebug() &lt;&lt; three.toNumber() &lt;&lt; endl; // 3</text:p>
      <text:p text:style-name="P15"><text:s text:c="4"/>qDebug() &lt;&lt; three.toString() &lt;&lt; endl; // "3"</text:p>
      <text:p text:style-name="P2"><text:span text:style-name="T7"/></text:p>
      <text:p text:style-name="P2"><text:span text:style-name="T7">QJSValue</text:span><text:span text:style-name="T27">：Qt/JavaScript数据类型容器</text:span><text:span text:style-name="T29">。</text:span></text:p>
      <text:p text:style-name="P15"><text:s text:c="4"/>QJSEngine myEngine;</text:p>
      <text:p text:style-name="P15"><text:s text:c="4"/>QJSValue myObject = myEngine.newObject();</text:p>
      <text:p text:style-name="P15"><text:s text:c="4"/>QJSValue myOtherObject = myEngine.newObject();</text:p>
      <text:p text:style-name="P15"><text:s text:c="4"/>myObject.setProperty("myChild", myOtherObject);</text:p>
      <text:p text:style-name="P15"><text:s text:c="4"/>myObject.setProperty("name", "John Doe");</text:p>
      <text:p text:style-name="P15"><text:s text:c="4"/>qDebug() &lt;&lt; myObject.property("myChild").toString() &lt;&lt; endl; // "[object Object]"</text:p>
      <text:p text:style-name="P15"><text:s text:c="4"/>qDebug() &lt;&lt; myObject.property("name").toString() &lt;&lt; endl; // "john Doe"</text:p>
      <text:p text:style-name="P2"><text:span text:style-name="T7"/></text:p>
      <text:p text:style-name="P2"><text:span text:style-name="T7">QJSValueIterator</text:span><text:span text:style-name="T30">：类Java风格的QJSValue迭代器</text:span><text:span text:style-name="T31">。</text:span></text:p>
      <text:p text:style-name="P18"><text:s text:c="4"/>QJSEngine myEngine;</text:p>
      <text:p text:style-name="P18"><text:s text:c="4"/>QJSValue myObject = myEngine.newObject();</text:p>
      <text:p text:style-name="P18"><text:s text:c="4"/>QJSValue myOtherObject = myEngine.newObject();</text:p>
      <text:p text:style-name="P18"><text:s text:c="4"/>myObject.setProperty("myChild", myOtherObject);</text:p>
      <text:p text:style-name="P18"><text:s text:c="4"/>myObject.setProperty("name", "John Doe");</text:p>
      <text:p text:style-name="P18"><text:s text:c="4"/>QJSValueIterator it(myObject);</text:p>
      <text:p text:style-name="P18"><text:s text:c="4"/>while (it.hasNext()) {</text:p>
      <text:p text:style-name="P18"><text:s text:c="8"/>it.next();</text:p>
      <text:p text:style-name="P18"><text:s text:c="8"/>qDebug() &lt;&lt; it.name() &lt;&lt; ": " &lt;&lt; it.value().toString();</text:p>
      <text:p text:style-name="P18"><text:s text:c="4"/>}</text:p>
      <text:p text:style-name="P18"><text:s text:c="4"/>// output</text:p>
      <text:p text:style-name="P18"><text:s text:c="4"/>// "myChild" : "[object Object]"</text:p>
      <text:p text:style-name="P18"><text:s text:c="4"/>// "name" : "John Doe"</text:p>
      <text:p text:style-name="P2"><text:span text:style-name="T7"/></text:p>
      <text:p text:style-name="P2"><text:span text:style-name="T7">QQmlAbstractProfilerAdapter</text:span><text:span text:style-name="T32">：用于QML分析工具</text:span><text:span text:style-name="T33">。</text:span></text:p>
      <text:p text:style-name="P2"><text:span text:style-name="T7"/></text:p>
      <text:p text:style-name="P2"><text:span text:style-name="T7">Q</text:span><text:span text:style-name="T8">Q</text:span><text:span text:style-name="T7">mlAbstarctUrlInterceptor</text:span><text:span text:style-name="T33">：控制QML文件加载</text:span><text:span text:style-name="T34">。</text:span></text:p>
      <text:p text:style-name="P3"><text:span text:style-name="T9"/></text:p>
      <text:p text:style-name="P3"><text:span text:style-name="T9">QQmlApplicationEngine</text:span><text:span text:style-name="T35">：从单个QML文件加载应用程序</text:span><text:span text:style-name="T36">，结合了QQmlEngine和QQmlComponent</text:span><text:span text:style-name="T37">。</text:span></text:p>
      <text:p text:style-name="P15"><text:s text:c="4"/>QQmlApplicationEngine engine;</text:p>
      <text:p text:style-name="P15"><text:s text:c="4"/>engine.load(QUrl(QStringLiteral("qrc:///main.qml")));</text:p>
      <text:p text:style-name="P4"><text:span text:style-name="T10"/></text:p>
      <text:p text:style-name="P4"><text:span text:style-name="T10">QQmlComponent</text:span><text:span text:style-name="T38">：封装了QML组件的定义。</text:span></text:p>
      <text:p text:style-name="P15"><text:s text:c="4"/>QQmlEngine engine;</text:p>
      <text:p text:style-name="P15"><text:s text:c="4"/>QQmlComponent component(&amp;engine, QUrl("qrc:///main.qml"));</text:p>
      <text:p text:style-name="P15"><text:soft-page-break/><text:s text:c="4"/>component.create();</text:p>
      <text:p text:style-name="P5"><text:span text:style-name="T11"/></text:p>
      <text:p text:style-name="P5"><text:span text:style-name="T11">QQmlContext</text:span><text:span text:style-name="T39">：定义了QML上下文，使用QQmlContext::setContextProperty</text:span><text:span text:style-name="T40">()可以把C++中的数据暴露到QML文件中。</text:span></text:p>
      <text:p text:style-name="P15"><text:s text:c="4"/>QQmlEngine engine;</text:p>
      <text:p text:style-name="P15"><text:s text:c="4"/>MyClass theClass;</text:p>
      <text:p text:style-name="P15"><text:s text:c="4"/>engine.rootContext()-&gt;setContextProperty("theClass", &amp;theClass); // using <text:span text:style-name="T41">“theClass”at main.qml</text:span></text:p>
      <text:p text:style-name="P15"><text:s text:c="4"/>QQmlComponent component(&amp;engine, QUrl("qrc:///main.qml"));</text:p>
      <text:p text:style-name="P15"><text:s text:c="4"/>component.create();</text:p>
      <text:p text:style-name="P6"><text:span text:style-name="T12"/></text:p>
      <text:p text:style-name="P6"><text:span text:style-name="T12">QQmlEngine</text:span><text:span text:style-name="T42">：提供了实例化QML组件的环境</text:span><text:span text:style-name="T43">。</text:span></text:p>
      <text:p text:style-name="P16"><text:s text:c="4"/>QQmlEngine engine;</text:p>
      <text:p text:style-name="P16"><text:s text:c="4"/>QQmlComponent component(&amp;engine, QUrl("qrc:///main.qml"));</text:p>
      <text:p text:style-name="P17"><text:span text:style-name="T43"><text:s text:c="4"/>component.create();</text:span></text:p>
      <text:p text:style-name="P7"><text:span text:style-name="T13"/></text:p>
      <text:p text:style-name="P7"><text:span text:style-name="T13">QQmlError</text:span><text:span text:style-name="T44">：封装了QML错误信息。</text:span></text:p>
      <text:p text:style-name="P8"><text:span text:style-name="T14"/></text:p>
      <text:p text:style-name="P8"><text:span text:style-name="T14">QQmlExpression</text:span><text:span text:style-name="T45">：在QML上下文中对JavaScript表达式求值。</text:span></text:p>
      <text:p text:style-name="P15"><text:s text:c="4"/>QQmlEngine engine;</text:p>
      <text:p text:style-name="P15"><text:s text:c="4"/>QQmlComponent component(&amp;engine, QUrl("qrc:///main.qml"));</text:p>
      <text:p text:style-name="P15"><text:s text:c="4"/>QObject *object = component.create();</text:p>
      <text:p text:style-name="P15"><text:s text:c="4"/>QQmlExpression expr(engine.rootContext(), object, "width * 2"); // width of main.qml is 360</text:p>
      <text:p text:style-name="P15"><text:s text:c="4"/>int result = expr.evaluate().toInt(); // result = 720</text:p>
      <text:p text:style-name="P8"><text:span text:style-name="T14"/></text:p>
      <text:p text:style-name="P8"><text:span text:style-name="T14">QQmlExtensionPlugin</text:span><text:span text:style-name="T46">：作为QML自定义插件的抽象基类</text:span><text:span text:style-name="T47">。</text:span></text:p>
      <text:p text:style-name="P9"><text:span text:style-name="T15"/></text:p>
      <text:p text:style-name="P9"><text:span text:style-name="T15">QQmlFileSelector</text:span><text:span text:style-name="T48">：在QML文件加载中使用QFileSelector</text:span><text:span text:style-name="T50">。</text:span></text:p>
      <text:p text:style-name="P9"><text:span text:style-name="T50"/></text:p>
      <text:p text:style-name="P11"><text:span text:style-name="T50">QQ</text:span><text:span text:style-name="T52">mlImageProviderBase：通常要注册到QML引擎中</text:span><text:span text:style-name="T53">，访问数据时必须把</text:span><text:span text:style-name="T50">QQ</text:span><text:span text:style-name="T52">mlImageProviderBase指针转换为QQuickImageProvider指针</text:span><text:span text:style-name="T54">。</text:span></text:p>
      <text:p text:style-name="P11"><text:span text:style-name="T54"/></text:p>
      <text:p text:style-name="P13"><text:span text:style-name="T15">QQmlIncubationController</text:span><text:span text:style-name="T51">：精准控制</text:span><text:span text:style-name="T15">QQmlIncubator实例化过程</text:span><text:span text:style-name="T57">。</text:span></text:p>
      <text:p text:style-name="P12"><text:span text:style-name="T15"/></text:p>
      <text:p text:style-name="P12"><text:span text:style-name="T15">QQmlIncubator</text:span><text:span text:style-name="T55">：异步创建QML对象</text:span><text:span text:style-name="T56">。</text:span></text:p>
      <text:p text:style-name="P15"><text:s text:c="4"/>QQmlEngine engine;</text:p>
      <text:p text:style-name="P15"><text:s text:c="4"/>QQmlComponent component(&amp;engine, QUrl("qrc:///main.qml"));</text:p>
      <text:p text:style-name="P15"><text:s text:c="4"/>QQmlIncubator incubator;</text:p>
      <text:p text:style-name="P15"><text:s text:c="4"/>component.create(incubator);</text:p>
      <text:p text:style-name="P15"><text:s text:c="4"/>while (incubator.isReady()) {</text:p>
      <text:p text:style-name="P15"><text:s text:c="8"/>QCoreApplication::processEvents(QEventLoop::AllEvents, 50);</text:p>
      <text:p text:style-name="P15"><text:s text:c="4"/>}</text:p>
      <text:p text:style-name="P15"><text:s text:c="4"/>QObject *object = incubator.object();</text:p>
      <text:p text:style-name="P9"><text:span text:style-name="T51"/></text:p>
      <text:p text:style-name="P9"><text:soft-page-break/><text:span text:style-name="T15">Q</text:span><text:span text:style-name="T49">Q</text:span><text:span text:style-name="T15">mlListProperty</text:span><text:span text:style-name="T55">：QML列表属性</text:span><text:span text:style-name="T58">。</text:span></text:p>
      <text:p text:style-name="P9"/>
      <text:p text:style-name="P14"><text:span text:style-name="T15">Q</text:span><text:span text:style-name="T49">Q</text:span><text:span text:style-name="T15">mlListReference</text:span><text:span text:style-name="T59">：处理</text:span><text:span text:style-name="T15">Q</text:span><text:span text:style-name="T49">Q</text:span><text:span text:style-name="T15">mlListProperty</text:span><text:span text:style-name="T60">。</text:span></text:p>
      <text:p text:style-name="P9"><text:span text:style-name="T59"/></text:p>
      <text:p text:style-name="P9"><text:span text:style-name="T15">Q</text:span><text:span text:style-name="T49">Q</text:span><text:span text:style-name="T15">mlNetworkAccessManagerFactory</text:span><text:span text:style-name="T61">：为QML引擎创建QNetworkAccessManager实例</text:span><text:span text:style-name="T62">。</text:span></text:p>
      <text:p text:style-name="P9"><text:span text:style-name="T61"/></text:p>
      <text:p text:style-name="P9"><text:span text:style-name="T15">Q</text:span><text:span text:style-name="T49">Q</text:span><text:span text:style-name="T15">mlParserStatus</text:span><text:span text:style-name="T63">：提供QML解析状态</text:span><text:span text:style-name="T64">。</text:span></text:p>
      <text:p text:style-name="P9"><text:span text:style-name="T63"/></text:p>
      <text:p text:style-name="P9"><text:span text:style-name="T15">Q</text:span><text:span text:style-name="T49">Q</text:span><text:span text:style-name="T15">mlProperty</text:span><text:span text:style-name="T65">：在C++中访问QML对象属性</text:span><text:span text:style-name="T66">。</text:span></text:p>
      <text:p text:style-name="P15"><text:s text:c="4"/>QQmlEngine engine;</text:p>
      <text:p text:style-name="P15"><text:s text:c="4"/>QQmlComponent component(&amp;engine, QUrl("qrc:///main.qml"));</text:p>
      <text:p text:style-name="P15"><text:s text:c="4"/>QObject *object = component.create();</text:p>
      <text:p text:style-name="P15"><text:s text:c="4"/>QQmlProperty property(object, "width");</text:p>
      <text:p text:style-name="P15"><text:s text:c="4"/>qDebug() &lt;&lt; "width is" &lt;&lt; property.read().toInt() &lt;&lt; endl; // width is 360</text:p>
      <text:p text:style-name="P9"><text:span text:style-name="T15"/></text:p>
      <text:p text:style-name="P9"><text:span text:style-name="T15">Q</text:span><text:span text:style-name="T49">Q</text:span><text:span text:style-name="T15">mlPropertyMap</text:span><text:span text:style-name="T67">：设置key</text:span><text:span text:style-name="T68">-value对。</text:span></text:p>
      <text:p text:style-name="P15"><text:s text:c="4"/>QQmlEngine engine;</text:p>
      <text:p text:style-name="P15"><text:s text:c="4"/>QQmlPropertyMap ownerData;</text:p>
      <text:p text:style-name="P15"><text:s text:c="4"/>ownerData.insert("name", QVariant(QString("John Smith")));</text:p>
      <text:p text:style-name="P15"><text:s text:c="4"/>ownerData.insert("phone", QVariant(QString("555-5555")));</text:p>
      <text:p text:style-name="P15"><text:s text:c="4"/>QQmlContext *ctxt = engine.rootContext();</text:p>
      <text:p text:style-name="P15"><text:s text:c="4"/>ctxt-&gt;setContextProperty("owner", &amp;ownerData);</text:p>
      <text:p text:style-name="P15"><text:s text:c="4"/>QQmlComponent component(&amp;engine, QUrl("qrc:///main.qml"));</text:p>
      <text:p text:style-name="P15"><text:s text:c="4"/>component.create();</text:p>
      <text:p text:style-name="P15"/>
      <text:p text:style-name="P15"><text:s text:c="4"/>// using owner at qml file</text:p>
      <text:p text:style-name="P15"><text:s text:c="4"/>Text { text: owner.name + " " + owner.phone } // <text:span text:style-name="T70">shows “John Smith 555-55555”</text:span></text:p>
      <text:p text:style-name="P9"><text:span text:style-name="T15"/></text:p>
      <text:p text:style-name="P9"><text:span text:style-name="T15">Q</text:span><text:span text:style-name="T49">Q</text:span><text:span text:style-name="T15">mlPropertyValueSource</text:span><text:span text:style-name="T71">：属性值源码接口</text:span><text:span text:style-name="T72">，可以实时更新属性值</text:span><text:span text:style-name="T76">，语法为&lt;PropertyValueSource&gt; on &lt;property&gt;</text:span></text:p>
      <text:p text:style-name="P10"><text:span text:style-name="T16"/></text:p>
      <text:p text:style-name="P10"><text:span text:style-name="T16">Q</text:span><text:span text:style-name="T49">Q</text:span><text:span text:style-name="T16">mlScriptString</text:span><text:span text:style-name="T73">：封装了脚本内容</text:span><text:span text:style-name="T74">。</text:span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2-01T10:25:23</meta:creation-date>
    <meta:generator>LibreOffice/4.0.2.2$Linux_X86_64 LibreOffice_project/400m0$Build-2</meta:generator>
    <dc:date>2014-12-01T16:59:08</dc:date>
    <dc:creator>hanjunjie </dc:creator>
    <meta:editing-duration>PT6H32M1S</meta:editing-duration>
    <meta:editing-cycles>107</meta:editing-cycles>
    <meta:document-statistic meta:table-count="0" meta:image-count="0" meta:object-count="0" meta:page-count="3" meta:paragraph-count="90" meta:word-count="608" meta:character-count="3859" meta:non-whitespace-character-count="3410"/>
  </office:meta>
</office:document-meta>
</file>